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frame draw:z-index="0" draw:style-name="gr1" draw:text-style-name="P1" svg:width="15.999cm" svg:height="8.999cm" svg:x="4.616cm" svg:y="0.551cm">
            <draw:object draw:notify-on-update-of-ranges="Munkalap1.A2:Munkalap1.A2 Munkalap1.A3:Munkalap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zálak</text:p>
          </table:table-cell>
          <table:table-cell office:value-type="string" calcext:value-type="string">
            <text:p>idő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" calcext:value-type="float">
            <text:p>0.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15:54:41.795000000</meta:creation-date>
    <dc:date>2022-05-06T16:02:05.479000000</dc:date>
    <meta:editing-duration>PT7M24S</meta:editing-duration>
    <meta:editing-cycles>1</meta:editing-cycles>
    <meta:document-statistic meta:table-count="1" meta:cell-count="10" meta:object-count="1"/>
    <meta:generator>LibreOffice/7.1.5.2$Windows_X86_64 LibreOffice_project/85f04e9f809797b8199d13c421bd8a2b025d52b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4.201cm" style:legend-expansion="high" chart:style-name="ch2"/>
        <chart:plot-area chart:style-name="ch3" table:cell-range-address="Munkalap1.A2:Munkalap1.A6" chart:data-source-has-labels="row" svg:x="1.605cm" svg:y="0.392cm" svg:width="11.946cm" svg:height="7.658cm">
          <chart:coordinate-region svg:x="2.332cm" svg:y="0.591cm" svg:width="11.125cm" svg:height="6.812cm"/>
          <chart:axis chart:dimension="x" chart:name="primary-x" chart:style-name="ch4">
            <chart:title svg:x="7.031cm" svg:y="8.23cm" chart:style-name="ch5">
              <text:p>Szálak</text:p>
            </chart:title>
          </chart:axis>
          <chart:axis chart:dimension="y" chart:name="primary-y" chart:style-name="ch4">
            <chart:title svg:x="0.725cm" svg:y="4.887cm" chart:style-name="ch6">
              <text:p>eltelt idő</text:p>
            </chart:title>
            <chart:grid chart:style-name="ch7" chart:class="major"/>
          </chart:axis>
          <chart:series chart:style-name="ch8" chart:values-cell-range-address="Munkalap1.A3:Munkalap1.A6" chart:label-cell-address="Munkalap1.A2:Munkalap1.A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zálak</text:p>
                <draw:g>
                  <svg:desc>Munkalap1.A2:Munkalap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unkalap1.A3:Munkalap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